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0.8598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9.0362in"/>
    </style:style>
    <style:style style:name="co12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10.7535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8.1807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Los objetos que no son amarillos</text:p>
          </table:table-cell>
          <table:table-cell office:value-type="float" office:value="14" calcext:value-type="float">
            <text:p>14</text:p>
          </table:table-cell>
          <table:table-cell table:formula="of:=([Ocurrencias.B2]/SUM(([Ocurrencias.B2:.B14])))*100" office:value-type="float" office:value="70" calcext:value-type="float">
            <text:p>70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El objeto marron, el objeto azul, el objeto rojo y el objeto naranja</text:p>
          </table:table-cell>
          <table:table-cell office:value-type="float" office:value="4" calcext:value-type="float">
            <text:p>4</text:p>
          </table:table-cell>
          <table:table-cell table:formula="of:=([Ocurrencias.B3]/SUM(([Ocurrencias.B2:.B14]))*100)"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 objeto marron, el objeto azul rectangular, el arco rojo y el rectangulo naranja</text:p>
          </table:table-cell>
          <table:table-cell office:value-type="float" office:value="2" calcext:value-type="float">
            <text:p>2</text:p>
          </table:table-cell>
          <table:table-cell table:formula="of:=([Ocurrencias.B4]/SUM(([Ocurrencias.B2:.B14])))*100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brown.(T) &amp;&amp; Ex-blue.(T) &amp;&amp; Ex-red.(T) &amp;&amp; Ex-orange.(T) </text:p>
          </table:table-cell>
          <table:table-cell office:value-type="float" office:value="193" calcext:value-type="float">
            <text:p>193</text:p>
          </table:table-cell>
          <table:table-cell table:formula="of:=([Ocurrencias.B18]/SUM([Ocurrencias.B18:.B57]))*100" office:value-type="float" office:value="19.9174406604747" calcext:value-type="float">
            <text:p>19.917440660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arch.(T) &amp;&amp; Ex-orange.(T) </text:p>
          </table:table-cell>
          <table:table-cell office:value-type="float" office:value="190" calcext:value-type="float">
            <text:p>190</text:p>
          </table:table-cell>
          <table:table-cell table:formula="of:=([Ocurrencias.B19]/SUM([Ocurrencias.B18:.B57]))*100" office:value-type="float" office:value="19.6078431372549" calcext:value-type="float">
            <text:p>19.607843137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red.(T) &amp; Ex-red.(T) &amp;&amp; Ex-orange.(T) </text:p>
          </table:table-cell>
          <table:table-cell office:value-type="float" office:value="63" calcext:value-type="float">
            <text:p>63</text:p>
          </table:table-cell>
          <table:table-cell table:formula="of:=([Ocurrencias.B20]/SUM([Ocurrencias.B18:.B57]))*100" office:value-type="float" office:value="6.5015479876161" calcext:value-type="float">
            <text:p>6.501547987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red.(T) &amp; Ex-notyellow.(T) &amp; Ex-red.(T) &amp; Ex-notyellow.(T) &amp;&amp; Ex-orange.(T) </text:p>
          </table:table-cell>
          <table:table-cell office:value-type="float" office:value="60" calcext:value-type="float">
            <text:p>60</text:p>
          </table:table-cell>
          <table:table-cell table:formula="of:=([Ocurrencias.B21]/SUM(([Ocurrencias.B18:.B57])))*100" office:value-type="float" office:value="6.19195046439629" calcext:value-type="float">
            <text:p>6.191950464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red.(T) &amp;&amp; Ex-notyellow.(T) &amp; Ex-orange.(T) </text:p>
          </table:table-cell>
          <table:table-cell office:value-type="float" office:value="50" calcext:value-type="float">
            <text:p>50</text:p>
          </table:table-cell>
          <table:table-cell table:formula="of:=([Ocurrencias.B22]/SUM(([Ocurrencias.B18:.B57])))*100" office:value-type="float" office:value="5.15995872033024" calcext:value-type="float">
            <text:p>5.159958720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arch.(T) &amp;&amp; Ex-notyellow.(T) &amp; Ex-orange.(T) </text:p>
          </table:table-cell>
          <table:table-cell office:value-type="float" office:value="32" calcext:value-type="float">
            <text:p>32</text:p>
          </table:table-cell>
          <table:table-cell table:formula="of:=([Ocurrencias.B23]/SUM(([Ocurrencias.B18:.B57])))*100" office:value-type="float" office:value="3.30237358101135" calcext:value-type="float">
            <text:p>3.30237358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yellow.(T) &amp; Ex-brown.(T) &amp;&amp; Ex-blue.(T) &amp;&amp; Ex-arch.(T) &amp;&amp; Ex-orange.(T) </text:p>
          </table:table-cell>
          <table:table-cell office:value-type="float" office:value="32" calcext:value-type="float">
            <text:p>32</text:p>
          </table:table-cell>
          <table:table-cell table:formula="of:=([Ocurrencias.B24]/SUM(([Ocurrencias.B18:.B57])))*100" office:value-type="float" office:value="3.30237358101135" calcext:value-type="float">
            <text:p>3.30237358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yellow.(T) &amp; Ex-brown.(T) &amp;&amp; Ex-blue.(T) &amp;&amp; Ex-red.(T) &amp;&amp; Ex-orange.(T) </text:p>
          </table:table-cell>
          <table:table-cell office:value-type="float" office:value="32" calcext:value-type="float">
            <text:p>32</text:p>
          </table:table-cell>
          <table:table-cell table:formula="of:=([Ocurrencias.B25]/SUM(([Ocurrencias.B18:.B57])))*100" office:value-type="float" office:value="3.30237358101135" calcext:value-type="float">
            <text:p>3.30237358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notyellow.(T) &amp; Ex-blue.(T) &amp;&amp; Ex-red.(T) &amp;&amp; Ex-orange.(T) </text:p>
          </table:table-cell>
          <table:table-cell office:value-type="float" office:value="30" calcext:value-type="float">
            <text:p>30</text:p>
          </table:table-cell>
          <table:table-cell table:formula="of:=([Ocurrencias.B26]/SUM(([Ocurrencias.B18:.B57])))*100" office:value-type="float" office:value="3.09597523219814" calcext:value-type="float">
            <text:p>3.095975232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notyellow.(T) &amp; Ex-blue.(T) &amp;&amp; Ex-red.(T) &amp; Ex-notyellow.(T) &amp; Ex-red.(T) &amp; Ex-notyellow.(T) &amp;&amp; Ex-orange.(T) </text:p>
          </table:table-cell>
          <table:table-cell office:value-type="float" office:value="27" calcext:value-type="float">
            <text:p>27</text:p>
          </table:table-cell>
          <table:table-cell table:formula="of:=([Ocurrencias.B27]/SUM(([Ocurrencias.B18:.B57])))*100" office:value-type="float" office:value="2.78637770897833" calcext:value-type="float">
            <text:p>2.78637770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yellow.(T) &amp; Ex-brown.(T) &amp;&amp; Ex-blue.(T) &amp;&amp; Ex-red.(T) &amp; Ex-notyellow.(T) &amp; Ex-red.(T) &amp; Ex-notyellow.(T) &amp;&amp; Ex-orange.(T) </text:p>
          </table:table-cell>
          <table:table-cell office:value-type="float" office:value="25" calcext:value-type="float">
            <text:p>25</text:p>
          </table:table-cell>
          <table:table-cell table:formula="of:=([Ocurrencias.B28]/SUM(([Ocurrencias.B18:.B57])))*100" office:value-type="float" office:value="2.57997936016512" calcext:value-type="float">
            <text:p>2.5799793602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notyellow.(T) &amp; Ex-blue.(T) &amp;&amp; Ex-arch.(T) &amp;&amp; Ex-orange.(T) </text:p>
          </table:table-cell>
          <table:table-cell office:value-type="float" office:value="23" calcext:value-type="float">
            <text:p>23</text:p>
          </table:table-cell>
          <table:table-cell table:formula="of:=([Ocurrencias.B29]/SUM(([Ocurrencias.B18:.B57])))*100" office:value-type="float" office:value="2.37358101135191" calcext:value-type="float">
            <text:p>2.3735810114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red.(T) &amp; Ex-notyellow.(T) &amp; Ex-red.(T) &amp; Ex-notyellow.(T) &amp;&amp; Ex-notyellow.(T) &amp; Ex-orange.(T) </text:p>
          </table:table-cell>
          <table:table-cell office:value-type="float" office:value="22" calcext:value-type="float">
            <text:p>22</text:p>
          </table:table-cell>
          <table:table-cell table:formula="of:=([Ocurrencias.B30]/SUM(([Ocurrencias.B18:.B57])))*100" office:value-type="float" office:value="2.2703818369453" calcext:value-type="float">
            <text:p>2.2703818369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notyellow.(T) &amp; Ex-arch.(T) &amp;&amp; Ex-orange.(T) </text:p>
          </table:table-cell>
          <table:table-cell office:value-type="float" office:value="19" calcext:value-type="float">
            <text:p>19</text:p>
          </table:table-cell>
          <table:table-cell table:formula="of:=([Ocurrencias.B31]/SUM(([Ocurrencias.B18:.B57])))*100" office:value-type="float" office:value="1.96078431372549" calcext:value-type="float">
            <text:p>1.9607843137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yellow.(T) &amp; Ex-blue.(T) &amp;&amp; Ex-red.(T) &amp;&amp; Ex-notyellow.(T) &amp; Ex-orange.(T) </text:p>
          </table:table-cell>
          <table:table-cell office:value-type="float" office:value="17" calcext:value-type="float">
            <text:p>17</text:p>
          </table:table-cell>
          <table:table-cell table:formula="of:=([Ocurrencias.B32]/SUM(([Ocurrencias.B18:.B57])))*100" office:value-type="float" office:value="1.75438596491228" calcext:value-type="float">
            <text:p>1.7543859649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yellow.(T) &amp; Ex-blue.(T) &amp;&amp; Ex-arch.(T) &amp;&amp; Ex-notyellow.(T) &amp; Ex-orange.(T) </text:p>
          </table:table-cell>
          <table:table-cell office:value-type="float" office:value="12" calcext:value-type="float">
            <text:p>12</text:p>
          </table:table-cell>
          <table:table-cell table:formula="of:=([Ocurrencias.B33]/SUM(([Ocurrencias.B18:.B57])))*100" office:value-type="float" office:value="1.23839009287926" calcext:value-type="float">
            <text:p>1.2383900929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blue.(T) &amp;&amp; Ex-red.(T) &amp;&amp; Ex-notyellow.(T) &amp; Ex-orange.(T) </text:p>
          </table:table-cell>
          <table:table-cell office:value-type="float" office:value="12" calcext:value-type="float">
            <text:p>12</text:p>
          </table:table-cell>
          <table:table-cell table:formula="of:=([Ocurrencias.B34]/SUM(([Ocurrencias.B18:.B57])))*100" office:value-type="float" office:value="1.23839009287926" calcext:value-type="float">
            <text:p>1.2383900929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blue.(T) &amp;&amp; Ex-arch.(T) &amp;&amp; Ex-notyellow.(T) &amp; Ex-orange.(T) </text:p>
          </table:table-cell>
          <table:table-cell office:value-type="float" office:value="10" calcext:value-type="float">
            <text:p>10</text:p>
          </table:table-cell>
          <table:table-cell table:formula="of:=([Ocurrencias.B35]/SUM(([Ocurrencias.B18:.B57])))*100" office:value-type="float" office:value="1.03199174406605" calcext:value-type="float">
            <text:p>1.0319917441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blue.(T) &amp;&amp; Ex-red.(T) &amp; Ex-notyellow.(T) &amp; Ex-red.(T) &amp; Ex-notyellow.(T) &amp;&amp; Ex-notyellow.(T) &amp; Ex-orange.(T) </text:p>
          </table:table-cell>
          <table:table-cell office:value-type="float" office:value="10" calcext:value-type="float">
            <text:p>10</text:p>
          </table:table-cell>
          <table:table-cell table:formula="of:=([Ocurrencias.B36]/SUM(([Ocurrencias.B18:.B57])))*100" office:value-type="float" office:value="1.03199174406605" calcext:value-type="float">
            <text:p>1.0319917441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notyellow.(T) &amp; Ex-blue.(T) &amp;&amp; Ex-red.(T) &amp; Ex-notyellow.(T) &amp; Ex-red.(T) &amp; Ex-notyellow.(T) &amp;&amp; Ex-orange.(T) </text:p>
          </table:table-cell>
          <table:table-cell office:value-type="float" office:value="9" calcext:value-type="float">
            <text:p>9</text:p>
          </table:table-cell>
          <table:table-cell table:formula="of:=([Ocurrencias.B37]/SUM(([Ocurrencias.B18:.B57])))*100" office:value-type="float" office:value="0.928792569659443" calcext:value-type="float">
            <text:p>0.9287925697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notyellow.(T) &amp; Ex-blue.(T) &amp;&amp; Ex-red.(T) &amp;&amp; Ex-orange.(T) </text:p>
          </table:table-cell>
          <table:table-cell office:value-type="float" office:value="9" calcext:value-type="float">
            <text:p>9</text:p>
          </table:table-cell>
          <table:table-cell table:formula="of:=([Ocurrencias.B38]/SUM(([Ocurrencias.B18:.B57])))*100" office:value-type="float" office:value="0.928792569659443" calcext:value-type="float">
            <text:p>0.9287925697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notyellow.(T) &amp; Ex-blue.(T) &amp;&amp; Ex-arch.(T) &amp;&amp; Ex-orange.(T) </text:p>
          </table:table-cell>
          <table:table-cell office:value-type="float" office:value="8" calcext:value-type="float">
            <text:p>8</text:p>
          </table:table-cell>
          <table:table-cell table:formula="of:=([Ocurrencias.B39]/SUM(([Ocurrencias.B18:.B57])))*100" office:value-type="float" office:value="0.825593395252838" calcext:value-type="float">
            <text:p>0.8255933953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yellow.(T) &amp; Ex-blue.(T) &amp;&amp; Ex-red.(T) &amp; Ex-notyellow.(T) &amp; Ex-red.(T) &amp; Ex-notyellow.(T) &amp;&amp; Ex-notyellow.(T) &amp; Ex-orange.(T) </text:p>
          </table:table-cell>
          <table:table-cell office:value-type="float" office:value="7" calcext:value-type="float">
            <text:p>7</text:p>
          </table:table-cell>
          <table:table-cell table:formula="of:=([Ocurrencias.B40]/SUM(([Ocurrencias.B18:.B57])))*100" office:value-type="float" office:value="0.722394220846233" calcext:value-type="float">
            <text:p>0.7223942208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blue.(T) &amp;&amp; Ex-notyellow.(T) &amp; Ex-arch.(T) &amp;&amp; Ex-orange.(T) </text:p>
          </table:table-cell>
          <table:table-cell office:value-type="float" office:value="7" calcext:value-type="float">
            <text:p>7</text:p>
          </table:table-cell>
          <table:table-cell table:formula="of:=([Ocurrencias.B41]/SUM(([Ocurrencias.B18:.B57])))*100" office:value-type="float" office:value="0.722394220846233" calcext:value-type="float">
            <text:p>0.7223942208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notyellow.(T) &amp; Ex-blue.(T) &amp;&amp; Ex-red.(T) &amp;&amp; Ex-notyellow.(T) &amp; Ex-orange.(T) </text:p>
          </table:table-cell>
          <table:table-cell office:value-type="float" office:value="7" calcext:value-type="float">
            <text:p>7</text:p>
          </table:table-cell>
          <table:table-cell table:formula="of:=([Ocurrencias.B42]/SUM(([Ocurrencias.B18:.B57])))*100" office:value-type="float" office:value="0.722394220846233" calcext:value-type="float">
            <text:p>0.7223942208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notyellow.(T) &amp; Ex-arch.(T) &amp;&amp; Ex-notyellow.(T) &amp; Ex-orange.(T) </text:p>
          </table:table-cell>
          <table:table-cell office:value-type="float" office:value="6" calcext:value-type="float">
            <text:p>6</text:p>
          </table:table-cell>
          <table:table-cell table:style-name="ce5" table:formula="of:=([Ocurrencias.B43]/SUM(([Ocurrencias.B18:.B57])))*100" office:value-type="float" office:value="0.619195046439629" calcext:value-type="float">
            <text:p>0.6191950464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red.(T) &amp;&amp; Ex-rectangle.(T) &amp; Ex-notyellow.(T) &amp; Ex-rectangle.(T) &amp; Ex-orange.(T) </text:p>
          </table:table-cell>
          <table:table-cell office:value-type="float" office:value="6" calcext:value-type="float">
            <text:p>6</text:p>
          </table:table-cell>
          <table:table-cell table:formula="of:=([Ocurrencias.B44]/SUM(([Ocurrencias.B18:.B57])))*100" office:value-type="float" office:value="0.619195046439629" calcext:value-type="float">
            <text:p>0.6191950464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yellow.(T) &amp; Ex-blue.(T) &amp;&amp; Ex-notyellow.(T) &amp; Ex-arch.(T) &amp;&amp; Ex-orange.(T) </text:p>
          </table:table-cell>
          <table:table-cell office:value-type="float" office:value="6" calcext:value-type="float">
            <text:p>6</text:p>
          </table:table-cell>
          <table:table-cell table:formula="of:=([Ocurrencias.B45]/SUM(([Ocurrencias.B18:.B57])))*100" office:value-type="float" office:value="0.619195046439629" calcext:value-type="float">
            <text:p>0.6191950464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red.(T) &amp;&amp; Ex-orange.(T) </text:p>
          </table:table-cell>
          <table:table-cell office:value-type="float" office:value="6" calcext:value-type="float">
            <text:p>6</text:p>
          </table:table-cell>
          <table:table-cell table:formula="of:=([Ocurrencias.B46]/SUM(([Ocurrencias.B18:.B57])))*100" office:value-type="float" office:value="0.619195046439629" calcext:value-type="float">
            <text:p>0.6191950464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yellow.(T) &amp; Ex-blue.(T) &amp;&amp; Ex-notyellow.(T) &amp; Ex-arch.(T) &amp;&amp; Ex-notyellow.(T) &amp; Ex-orange.(T) </text:p>
          </table:table-cell>
          <table:table-cell office:value-type="float" office:value="5" calcext:value-type="float">
            <text:p>5</text:p>
          </table:table-cell>
          <table:table-cell table:formula="of:=([Ocurrencias.B47]/SUM(([Ocurrencias.B18:.B57])))*100" office:value-type="float" office:value="0.515995872033024" calcext:value-type="float">
            <text:p>0.515995872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rectangle.(T) &amp; Ex-blue.(T) &amp;&amp; Ex-arch.(T) &amp;&amp; Ex-orange.(T) </text:p>
          </table:table-cell>
          <table:table-cell office:value-type="float" office:value="5" calcext:value-type="float">
            <text:p>5</text:p>
          </table:table-cell>
          <table:table-cell table:formula="of:=([Ocurrencias.B48]/SUM(([Ocurrencias.B18:.B57])))*100" office:value-type="float" office:value="0.515995872033024" calcext:value-type="float">
            <text:p>0.515995872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red.(T) &amp; Ex-notyellow.(T) &amp; Ex-red.(T) &amp; Ex-notyellow.(T) &amp;&amp; Ex-rectangle.(T) &amp; Ex-notyellow.(T) &amp; Ex-rectangle.(T) 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49]/SUM(([Ocurrencias.B18:.B57])))*100" office:value-type="float" office:value="0.412796697626419" calcext:value-type="float">
            <text:p>0.4127966976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&amp;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50]/SUM(([Ocurrencias.B18:.B57]))*100)" office:value-type="float" office:value="0.412796697626419" calcext:value-type="float">
            <text:p>0.4127966976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blue.(T) &amp;&amp; Ex-arch.(T) &amp;&amp; Ex-rectangle.(T) &amp; Ex-notyellow.(T) &amp; Ex-rectangle.(T) 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51]/SUM(([Ocurrencias.B18:.B57])))*100" office:value-type="float" office:value="0.412796697626419" calcext:value-type="float">
            <text:p>0.4127966976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notyellow.(T) &amp; Ex-blue.(T) &amp;&amp; Ex-notyellow.(T) &amp; Ex-arch.(T) &amp;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52]/SUM(([Ocurrencias.B18:.B57])))*100" office:value-type="float" office:value="0.412796697626419" calcext:value-type="float">
            <text:p>0.4127966976</text:p>
          </table:table-cell>
          <table:table-cell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red.(T) &amp; Ex-notyellow.(T) &amp; Ex-red.(T) &amp; Ex-notyellow.(T) &amp;&amp; Ex-orange.(T) </text:p>
          </table:table-cell>
          <table:table-cell office:value-type="float" office:value="4" calcext:value-type="float">
            <text:p>4</text:p>
          </table:table-cell>
          <table:table-cell table:formula="of:=([Ocurrencias.B53]/SUM(([Ocurrencias.B18:.B57])))*100" office:value-type="float" office:value="0.412796697626419" calcext:value-type="float">
            <text:p>0.4127966976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arch.(T) &amp;&amp; Ex-rectangle.(T) &amp; Ex-rectangle.(T) &amp; Ex-orange.(T) </text:p>
          </table:table-cell>
          <table:table-cell office:value-type="float" office:value="3" calcext:value-type="float">
            <text:p>3</text:p>
          </table:table-cell>
          <table:table-cell table:formula="of:=([Ocurrencias.B54]/SUM(([Ocurrencias.B18:.B57])))*100" office:value-type="float" office:value="0.309597523219814" calcext:value-type="float">
            <text:p>0.3095975232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arch.(T) &amp;&amp; Ex-rectangle.(T) &amp; Ex-notyellow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55]/SUM(([Ocurrencias.B18:.B57])))*100" office:value-type="float" office:value="0.206398348813209" calcext:value-type="float">
            <text:p>0.2063983488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arch.(T) &amp;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56]/SUM(([Ocurrencias.B18:.B57])))*100" office:value-type="float" office:value="0.206398348813209" calcext:value-type="float">
            <text:p>0.2063983488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arch.(T) &amp;&amp; Ex-rectangle.(T) &amp; Ex-notyellow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formula="of:=([Ocurrencias.B57]/SUM(([Ocurrencias.B18:.B57])))*100" office:value-type="float" office:value="0.206398348813209" calcext:value-type="float">
            <text:p>0.2063983488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red.(T) &amp; Ex-notyellow.(T) &amp; Ex-red.(T) &amp; Ex-notyellow.(T) &amp;&amp; Ex-orange.(T) </text:p>
          </table:table-cell>
          <table:table-cell office:value-type="float" office:value="2" calcext:value-type="float">
            <text:p>2</text:p>
          </table:table-cell>
          <table:table-cell table:formula="of:=SUM([Ocurrencias.C18:.C57])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red.(T) &amp;&amp; Ex-rectangle.(T) &amp; Ex-notyellow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rectangle.(T) &amp; Ex-blue.(T) &amp;&amp; Ex-arch.(T) &amp;&amp; Ex-rectangle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&amp; Ex-red.(T) &amp;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&amp;&amp; Ex-rectangle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blue.(T) &amp;&amp; Ex-notyellow.(T) &amp; Ex-arch.(T) &amp;&amp; Ex-notyellow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notyellow.(T) &amp; Ex-blue.(T) &amp;&amp; Ex-arch.(T) &amp;&amp; Ex-notyellow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notyellow.(T) &amp; Ex-blue.(T) &amp;&amp; Ex-red.(T) &amp; Ex-notyellow.(T) &amp; Ex-red.(T) &amp; Ex-notyellow.(T) &amp;&amp; Ex-notyellow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arch.(T) &amp;&amp; Ex-rectangle.(T) &amp; Ex-notyellow.(T) &amp; Ex-rectangle.(T) &amp; Ex-orange.(T)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blue.(T) &amp;&amp; Ex-notyellow.(T) &amp; Ex-arch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blue.(T) &amp;&amp; Ex-red.(T) &amp; Ex-red.(T) &amp;&amp; Ex-rectangle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blue.(T) &amp;&amp; Ex-red.(T) &amp;&amp; Ex-rectangle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notyellow.(T) &amp; Ex-arch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notyellow.(T) &amp; Ex-rectangle.(T) &amp; Ex-blue.(T) &amp;&amp; Ex-red.(T) &amp; Ex-notyellow.(T) &amp; Ex-red.(T) &amp; Ex-notyellow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&amp; Ex-red.(T) &amp;&amp; Ex-rectangle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blue.(T) &amp;&amp; Ex-red.(T) &amp; Ex-notyellow.(T) &amp; Ex-red.(T) &amp; Ex-notyellow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blue.(T) &amp;&amp; Ex-red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notyellow.(T) &amp; Ex-blue.(T) &amp;&amp; Ex-notyellow.(T) &amp; Ex-arch.(T) &amp;&amp; Ex-notyellow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arch.(T) &amp;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red.(T) &amp; Ex-notyellow.(T) &amp; Ex-red.(T) &amp; Ex-notyellow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red.(T) &amp;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-notyellow.(T) &amp; Ex-brown.(T) &amp;&amp; Ex-rectangle.(T) &amp; Ex-notyellow.(T) &amp; Ex-rectangle.(T) &amp; Ex-blue.(T) &amp;&amp; Ex-red.(T) &amp;&amp; Ex-rectangle.(T) &amp; Ex-notyellow.(T) &amp; Ex-rectangle.(T) &amp; Ex-orange.(T)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notyellow.(T)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</table:table-row>
      </table:table>
      <table:table table:name="Comparacion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Los objetos que no son amarillo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MIN([.B2:.C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El objeto marron, el objeto azul, el objeto rojo y el objeto naranja</text:p>
          </table:table-cell>
          <table:table-cell office:value-type="float" office:value="20" calcext:value-type="float">
            <text:p>20</text:p>
          </table:table-cell>
          <table:table-cell office:value-type="float" office:value="19.9" calcext:value-type="float">
            <text:p>19.9</text:p>
          </table:table-cell>
          <table:table-cell table:formula="of:=MIN([.B3:.C3])" office:value-type="float" office:value="19.9" calcext:value-type="float">
            <text:p>19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l objeto marron, el objeto azul rectangular, el arco rojo y el rectangulo naran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to azul, objeto rojo, objeto marron y objeto naranja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table table:name="excel" table:style-name="ta1"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1.A1:Sheet1.B6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20:44.59241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21:40.057356343</dc:date>
    <meta:editing-duration>PT3H50M9S</meta:editing-duration>
    <meta:editing-cycles>21</meta:editing-cycles>
    <meta:generator>LibreOffice/4.2.8.2$Linux_X86_64 LibreOffice_project/420m0$Build-2</meta:generator>
    <meta:document-statistic meta:table-count="4" meta:cell-count="255" meta:object-count="0"/>
  </office:meta>
</office:document-meta>
</file>